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0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3.488cm"/>
    </style:style>
    <style:style style:name="co7" style:family="table-column">
      <style:table-column-properties fo:break-before="auto" style:column-width="6.71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829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style:vertical-align="top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fo:background-color="#ff6d6d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ackground-color="#cccccc" style:diagonal-bl-tr="none" style:diagonal-tl-br="0.51pt solid #000000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justify" css3t:text-justify="distribute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ackground-color="#ffff6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wrap-option="wrap" style:vertical-align="to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bf819e" fo:wrap-option="wrap" fo:border="0.74pt solid #000000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ff6d6d" fo:border="0.74pt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dddddd" fo:wrap-option="wrap" fo:border="0.74pt solid #000000" style:vertical-align="top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dddddd" fo:border="0.74pt solid #000000" style:vertical-align="top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dddddd" fo:border="0.74pt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3pt" style:font-size-complex="13pt" fo:font-style="italic" style:font-style-asian="italic" style:font-style-complex="italic"/>
    </style:style>
    <style:style style:name="T3" style:family="text">
      <style:text-properties fo:font-size="13pt" style:font-size-asian="13pt" style:font-size-complex="13pt" fo:font-style="normal" style:font-style-asian="normal" style:font-style-complex="normal"/>
    </style:style>
    <style:style style:name="T4" style:family="text">
      <style:text-properties fo:font-size="13pt" fo:font-style="normal" style:font-size-asian="13pt" style:font-size-complex="13pt" style:font-style-asian="normal" style:font-style-complex="normal"/>
    </style:style>
    <style:style style:name="T5" style:family="text">
      <style:text-properties fo:font-size="13pt" fo:font-style="normal" style:font-size-asian="13pt" style:font-size-complex="13pt" style:font-style-asian="normal" style:font-style-complex="normal" fo:color="#ffff6d"/>
    </style:style>
    <style:style style:name="T6" style:family="text">
      <style:text-properties style:font-name="Liberation Sans" fo:font-size="13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3pt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3pt" fo:font-weight="normal" style:text-underline-style="solid" style:text-underline-width="auto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Enonce" table:style-name="ta1">
        <table:table-column table:style-name="co1" table:default-cell-style-name="ce38"/>
        <table:table-column table:style-name="co2" table:number-columns-repeated="4" table:default-cell-style-name="ce38"/>
        <table:table-column table:style-name="co3" table:default-cell-style-name="ce38"/>
        <table:table-column table:style-name="co4" table:default-cell-style-name="ce38"/>
        <table:table-column table:style-name="co5" table:number-columns-repeated="1017" table:default-cell-style-name="ce38"/>
        <table:table-row table:style-name="ro1">
          <table:table-cell table:style-name="ce21" office:value-type="string" calcext:value-type="string">
            <text:p>TABLEAU A : Effectifs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 Âge</text:p>
            <text:p>Diplôme</text:p>
          </table:table-cell>
          <table:table-cell table:style-name="ce40" office:value-type="string" calcext:value-type="string">
            <text:p>25-34 ans</text:p>
          </table:table-cell>
          <table:table-cell table:style-name="ce40" office:value-type="string" calcext:value-type="string">
            <text:p>35-44 ans</text:p>
          </table:table-cell>
          <table:table-cell table:style-name="ce40" office:value-type="string" calcext:value-type="string">
            <text:p>45-54 ans</text:p>
          </table:table-cell>
          <table:table-cell table:style-name="ce40" office:value-type="string" calcext:value-type="string">
            <text:p>55-64 ans</text:p>
          </table:table-cell>
          <table:table-cell table:style-name="ce43" office:value-type="string" calcext:value-type="string">
            <text:p>Effectif total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Sans diplôme</text:p>
          </table:table-cell>
          <table:table-cell table:style-name="ce41" office:value-type="float" office:value="1106" calcext:value-type="float">
            <text:p>1106</text:p>
          </table:table-cell>
          <table:table-cell table:style-name="ce41" office:value-type="float" office:value="1345" calcext:value-type="float">
            <text:p>1345</text:p>
          </table:table-cell>
          <table:table-cell table:style-name="ce41" office:value-type="float" office:value="2042" calcext:value-type="float">
            <text:p>2042</text:p>
          </table:table-cell>
          <table:table-cell table:style-name="ce41" office:value-type="float" office:value="2791" calcext:value-type="float">
            <text:p>2791</text:p>
          </table:table-cell>
          <table:table-cell table:style-name="ce42"/>
          <table:table-cell table:number-columns-repeated="1018"/>
        </table:table-row>
        <table:table-row table:style-name="ro1">
          <table:table-cell table:style-name="ce23" office:value-type="string" calcext:value-type="string">
            <text:p>CAP, BEP</text:p>
          </table:table-cell>
          <table:table-cell table:style-name="ce41" office:value-type="float" office:value="1512" calcext:value-type="float">
            <text:p>1512</text:p>
          </table:table-cell>
          <table:table-cell table:style-name="ce41" office:value-type="float" office:value="1658" calcext:value-type="float">
            <text:p>1658</text:p>
          </table:table-cell>
          <table:table-cell table:style-name="ce41" office:value-type="float" office:value="3122" calcext:value-type="float">
            <text:p>3122</text:p>
          </table:table-cell>
          <table:table-cell table:style-name="ce41" office:value-type="float" office:value="2556" calcext:value-type="float">
            <text:p>2556</text:p>
          </table:table-cell>
          <table:table-cell table:style-name="ce42"/>
          <table:table-cell table:number-columns-repeated="1018"/>
        </table:table-row>
        <table:table-row table:style-name="ro1">
          <table:table-cell table:style-name="ce23" office:value-type="string" calcext:value-type="string">
            <text:p>Bac</text:p>
          </table:table-cell>
          <table:table-cell table:style-name="ce41" office:value-type="float" office:value="1798" calcext:value-type="float">
            <text:p>1798</text:p>
          </table:table-cell>
          <table:table-cell table:style-name="ce41" office:value-type="float" office:value="1742" calcext:value-type="float">
            <text:p>1742</text:p>
          </table:table-cell>
          <table:table-cell table:style-name="ce41" office:value-type="float" office:value="1216" calcext:value-type="float">
            <text:p>1216</text:p>
          </table:table-cell>
          <table:table-cell table:style-name="ce41" office:value-type="float" office:value="1106" calcext:value-type="float">
            <text:p>1106</text:p>
          </table:table-cell>
          <table:table-cell table:style-name="ce42"/>
          <table:table-cell table:number-columns-repeated="1018"/>
        </table:table-row>
        <table:table-row table:style-name="ro1">
          <table:table-cell table:style-name="ce23" office:value-type="string" calcext:value-type="string">
            <text:p>Bac + 2</text:p>
          </table:table-cell>
          <table:table-cell table:style-name="ce41" office:value-type="float" office:value="1122" calcext:value-type="float">
            <text:p>1122</text:p>
          </table:table-cell>
          <table:table-cell table:style-name="ce41" office:value-type="float" office:value="1539" calcext:value-type="float">
            <text:p>1539</text:p>
          </table:table-cell>
          <table:table-cell table:style-name="ce41" office:value-type="float" office:value="1125" calcext:value-type="float">
            <text:p>1125</text:p>
          </table:table-cell>
          <table:table-cell table:style-name="ce41" office:value-type="float" office:value="888" calcext:value-type="float">
            <text:p>888</text:p>
          </table:table-cell>
          <table:table-cell table:style-name="ce42"/>
          <table:table-cell table:number-columns-repeated="1018"/>
        </table:table-row>
        <table:table-row table:style-name="ro1">
          <table:table-cell table:style-name="ce23" office:value-type="string" calcext:value-type="string">
            <text:p>Diplôme supérieur à Bac + 2</text:p>
          </table:table-cell>
          <table:table-cell table:style-name="ce41" office:value-type="float" office:value="2427" calcext:value-type="float">
            <text:p>2427</text:p>
          </table:table-cell>
          <table:table-cell table:style-name="ce41" office:value-type="float" office:value="2309" calcext:value-type="float">
            <text:p>2309</text:p>
          </table:table-cell>
          <table:table-cell table:style-name="ce41" office:value-type="float" office:value="1570" calcext:value-type="float">
            <text:p>1570</text:p>
          </table:table-cell>
          <table:table-cell table:style-name="ce41" office:value-type="float" office:value="1048" calcext:value-type="float">
            <text:p>1048</text:p>
          </table:table-cell>
          <table:table-cell table:style-name="ce42"/>
          <table:table-cell table:number-columns-repeated="1018"/>
        </table:table-row>
        <table:table-row table:style-name="ro1">
          <table:table-cell table:style-name="ce23" office:value-type="string" calcext:value-type="string">
            <text:p>Effectif total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BLEAU B : Fréquences conditionnelles</text:p>
          </table:table-cell>
          <table:table-cell table:number-columns-repeated="1023"/>
        </table:table-row>
        <table:table-row table:style-name="ro2">
          <table:table-cell table:style-name="ce39" office:value-type="string" calcext:value-type="string">
            <text:p> Âge</text:p>
            <text:p>Diplôme</text:p>
          </table:table-cell>
          <table:table-cell table:style-name="ce40" office:value-type="string" calcext:value-type="string">
            <text:p>25-34 ans</text:p>
          </table:table-cell>
          <table:table-cell table:style-name="ce40" office:value-type="string" calcext:value-type="string">
            <text:p>35-44 ans</text:p>
          </table:table-cell>
          <table:table-cell table:style-name="ce40" office:value-type="string" calcext:value-type="string">
            <text:p>45-54 ans</text:p>
          </table:table-cell>
          <table:table-cell table:style-name="ce40" office:value-type="string" calcext:value-type="string">
            <text:p>55-64 ans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ans diplôme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3" office:value-type="string" calcext:value-type="string">
            <text:p>CAP, BEP</text:p>
          </table:table-cell>
          <table:table-cell table:style-name="ce42" table:number-columns-repeated="4"/>
          <table:table-cell table:number-columns-repeated="2"/>
          <table:table-cell table:style-name="ce44"/>
          <table:table-cell table:number-columns-repeated="1016"/>
        </table:table-row>
        <table:table-row table:style-name="ro1">
          <table:table-cell table:style-name="ce23" office:value-type="string" calcext:value-type="string">
            <text:p>Bac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3" office:value-type="string" calcext:value-type="string">
            <text:p>Bac + 2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3" office:value-type="string" calcext:value-type="string">
            <text:p>Diplôme supérieur à Bac + 2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s" table:style-name="ta1">
        <table:table-column table:style-name="co6" table:default-cell-style-name="ce30"/>
        <table:table-column table:style-name="co7" table:default-cell-style-name="ce38"/>
        <table:table-column table:style-name="co5" table:number-columns-repeated="1021" table:default-cell-style-name="ce38"/>
        <table:table-column table:style-name="co5" table:default-cell-style-name="ce36"/>
        <table:table-row table:style-name="ro3">
          <table:table-cell table:style-name="ce24" office:value-type="string" calcext:value-type="string">
            <text:p><text:span text:style-name="T1">Répondre au questions suivantes dans l’ordre.</text:span></text:p>
            <text:p/>
            <text:p><text:span text:style-name="T1">Pour chaque question, on essaiera de fournir une réponse </text:span><text:span text:style-name="T2">réactive </text:span><text:span text:style-name="T3">: c’est-à-dire que si on change le tableau de l’énoncé, la réponse peut également changer.</text:span></text:p>
            <text:p/>
            <text:p><text:span text:style-name="T4">Les cases </text:span><text:span text:style-name="T5">jaunes</text:span><text:span text:style-name="T4"> du tableau seront à remplir au fur et à mesure des questions.</text:span></text:p>
          </table:table-cell>
          <table:table-cell table:style-name="ce25" table:number-columns-repeated="2"/>
          <table:table-cell table:style-name="ce27" table:number-columns-repeated="1021"/>
        </table:table-row>
        <table:table-row table:style-name="ro1">
          <table:table-cell table:style-name="ce25" table:number-columns-repeated="3"/>
          <table:table-cell table:style-name="ce27" table:number-columns-repeated="1021"/>
        </table:table-row>
        <table:table-row table:style-name="ro1">
          <table:table-cell table:style-name="ce26" office:value-type="string" calcext:value-type="string">
            <text:p>Tableau A</text:p>
          </table:table-cell>
          <table:table-cell table:style-name="ce27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28" office:value-type="string" calcext:value-type="string">
            <text:p><text:span text:style-name="T6">Question 1</text:span><text:span text:style-name="T7"> : Quelle formule doit-on entrer dans la case F3 afin d’obtenir l’effectif total de la ligne 3 ? Vérifier qu’on peut étendre cette formule pour obtenir tous les résultats de F3 jusqu’à F7.</text:span>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28" office:value-type="string" calcext:value-type="string">
            <text:p><text:span text:style-name="T6">Question 2</text:span><text:span text:style-name="T7"> : Quelle formule doit-on entrer dans la case B8 afin d’obtenir l’effectif total de la colonne B ? Vérifier qu’on peut étendre cette formule jusqu’à F8 et ainsi obtenir tous les résultats du tableau.</text:span>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28" office:value-type="string" calcext:value-type="string">
            <text:p><text:span text:style-name="T6">Question 3</text:span><text:span text:style-name="T7"> : Quel est l’effectif de la population des personnes agées de 45 à 54 ans, et ayant au moins le baccalauréat ?</text:span></text:p>
          </table:table-cell>
          <table:table-cell table:style-name="ce29" office:value-type="string" calcext:value-type="string">
            <text:p><text:span text:style-name="T8">Réponse</text:span> :</text:p>
          </table:table-cell>
          <table:table-cell table:style-name="ce34"/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4">
          <table:table-cell table:style-name="ce28" office:value-type="string" calcext:value-type="string">
            <text:p><text:span text:style-name="T8">Question 4</text:span> : Si on choisit au hasard une personne agée entre 25 et 64 ans, quelle est la probabilité qu’elle ait un diplôme supérieur ou égal à Bac +2 ?</text:p>
            <text:p/>
            <text:p>Arrondir à deux chiffres après la virgule.</text:p>
          </table:table-cell>
          <table:table-cell table:style-name="ce29" office:value-type="string" calcext:value-type="string">
            <text:p><text:span text:style-name="T8">Réponse</text:span> :</text:p>
          </table:table-cell>
          <table:table-cell table:style-name="ce34"/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4">
          <table:table-cell table:style-name="ce28" office:value-type="string" calcext:value-type="string">
            <text:p><text:span text:style-name="T8">Question 5</text:span> : Si on choisit au hasard une personne ayant un CAP ou un BEP, quelle est la probabilité qu’elle soit agée entre 35 et 44 ans ?</text:p>
            <text:p/>
            <text:p><text:span text:style-name="T9">Arrondir à deux chiffres après la virgule.</text:span></text:p>
          </table:table-cell>
          <table:table-cell table:style-name="ce29" office:value-type="string" calcext:value-type="string">
            <text:p><text:span text:style-name="T8">Réponse</text:span> :</text:p>
          </table:table-cell>
          <table:table-cell table:style-name="ce34"/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6" office:value-type="string" calcext:value-type="string">
            <text:p>Tableau B</text:p>
          </table:table-cell>
          <table:table-cell table:style-name="ce27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7" office:value-type="string" calcext:value-type="string">
            <text:p>Le tableau B correspond à tous les tableaux de fréquences conditionnelles par rapport aux âges.</text:p>
          </table:table-cell>
          <table:table-cell table:style-name="ce27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9" office:value-type="string" calcext:value-type="string">
            <text:p><text:span text:style-name="T8">Question 6</text:span> : Quelle formule doit-on entrer dans la case B12 ?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5">
          <table:table-cell table:style-name="ce29" office:value-type="string" calcext:value-type="string">
            <text:p><text:span text:style-name="T8">Question 7</text:span> : Compléter le tableau en étirant la formule donnée à la question précédente.</text:p>
            <text:p/>
            <text:p><text:span text:style-name="T10">NOTER</text:span><text:span text:style-name="T11"> : afin que cela fonctionne, il faudra ajouter un symbole ‘$’ à un endroit de la formule. Expérimentez !</text:span></text:p>
          </table:table-cell>
          <table:table-cell table:style-name="ce32" table:number-columns-repeated="1023"/>
        </table:table-row>
        <table:table-row table:style-name="ro1">
          <table:table-cell table:style-name="ce27" table:number-columns-repeated="1024"/>
        </table:table-row>
        <table:table-row table:style-name="ro4">
          <table:table-cell table:style-name="ce28" office:value-type="string" calcext:value-type="string">
            <text:p><text:span text:style-name="T8">Question 8</text:span> : Parmi les personnes agées de 35 à 44 ans, quelle est le pourcentage de personnes ayant le baccalauréat ?</text:p>
            <text:p/>
            <text:p>Arrondir à un chiffre après la virgule.</text:p>
          </table:table-cell>
          <table:table-cell table:style-name="ce29" office:value-type="string" calcext:value-type="string">
            <text:p><text:span text:style-name="T8">Réponse</text:span> : </text:p>
          </table:table-cell>
          <table:table-cell table:style-name="ce34" table:number-columns-repeated="4"/>
          <table:table-cell table:style-name="ce32" table:number-columns-repeated="1018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28" office:value-type="string" calcext:value-type="string">
            <text:p><text:span text:style-name="T8">Question 9</text:span> : Quel diplôme ont majoritairement eu les personnes agées de 25 à 34 ans ? Et les 35-44 ans ? Les 45-54 ans ? Les 55-64 ans ?</text:p>
          </table:table-cell>
          <table:table-cell table:style-name="ce28" office:value-type="string" calcext:value-type="string">
            <text:p><text:span text:style-name="T6">Réponse</text:span><text:span text:style-name="T7"> : </text:span></text:p>
          </table:table-cell>
          <table:table-cell table:style-name="ce35"/>
          <table:table-cell table:style-name="ce32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2">
          <table:table-cell table:style-name="ce28" office:value-type="string" calcext:value-type="string">
            <text:p><text:span text:style-name="T8">Question 10</text:span> : Comparer les niveaux d’études des personnes agées entre 25 et 34 ans, et de celles situées entre 55 et 64 ans. Que peut-on conclure ?</text:p>
          </table:table-cell>
          <table:table-cell table:style-name="ce28" office:value-type="string" calcext:value-type="string">
            <text:p><text:span text:style-name="T8">Réponse</text:span> : </text:p>
          </table:table-cell>
          <table:table-cell table:style-name="ce32"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style-name="ce31"/>
          <table:table-cell table:style-name="ce33" table:number-columns-repeated="1022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30:14.301211334</meta:creation-date>
    <meta:generator>LibreOffice/7.3.7.2$Linux_X86_64 LibreOffice_project/30$Build-2</meta:generator>
    <dc:date>2022-11-21T17:27:56.377661310</dc:date>
    <meta:editing-duration>PT1H9M48S</meta:editing-duration>
    <meta:editing-cycles>82</meta:editing-cycles>
    <meta:document-statistic meta:table-count="2" meta:cell-count="69" meta:object-count="0"/>
  </office:meta>
</office:document-meta>
</file>